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ensationHandler.CompensationHandler( ScopeFrame compensated , CompensationChannel compChannel , long scopeStartTime , long scopeEnd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ensationHandl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ensationHandler.empt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